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TIZ ESPINOZA, RUBEN D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332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52701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TIZ ESPINOZA, RUBEN D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6332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352701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6332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5577051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1:23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